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6.2827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2.26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Quantity: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Order Quantity:</text:p>
          </table:table-cell>
          <table:table-cell office:value-type="string" calcext:value-type="string">
            <text:p>Pric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formula="of:=[.D2]*5" office:value-type="float" office:value="600" calcext:value-type="float">
            <text:p>600</text:p>
          </table:table-cell>
          <table:table-cell table:number-columns-repeated="2" office:value-type="string" calcext:value-type="string">
            <text:p>XZCMEDGCBD110W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495.38" calcext:value-type="float">
            <text:p>495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table:formula="of:=[.D3]*5"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00,R24,R104,R96,R109,R30,R97,R101,R13,R61,R106,R46,R63,R26,R62,R4,R98,R107,R23,R45,R1,R103,R47,R108,R29,R25,R2,R105,R99,R60,R95,R94,R28,R102,R27,R114,R115</text:p>
          </table:table-cell>
          <table:table-cell office:value-type="string" calcext:value-type="string">
            <text:p>R_0402_1005Metric</text:p>
          </table:table-cell>
          <table:table-cell office:value-type="float" office:value="37" calcext:value-type="float">
            <text:p>37</text:p>
          </table:table-cell>
          <table:table-cell table:formula="of:=[.D4]*5" office:value-type="float" office:value="185" calcext:value-type="float">
            <text:p>185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table:formula="of:=[.D5]*5" office:value-type="float" office:value="40" calcext:value-type="float">
            <text:p>40</text:p>
          </table:table-cell>
          <table:table-cell office:value-type="string" calcext:value-type="string">
            <text:p>130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6]*5" office:value-type="float" office:value="5" calcext:value-type="float">
            <text:p>5</text:p>
          </table:table-cell>
          <table:table-cell office:value-type="string" calcext:value-type="string">
            <text:p>1k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table:formula="of:=[.D7]*5" office:value-type="float" office:value="100" calcext:value-type="float">
            <text:p>100</text:p>
          </table:table-cell>
          <table:table-cell office:value-type="string" calcext:value-type="string">
            <text:p>698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table:formula="of:=[.D8]*5" office:value-type="float" office:value="50" calcext:value-type="float">
            <text:p>50</text:p>
          </table:table-cell>
          <table:table-cell office:value-type="string" calcext:value-type="string">
            <text:p>274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1,C4,C8,C2,C6,C3,C7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table:formula="of:=[.D9]*5" office:value-type="float" office:value="40" calcext:value-type="float">
            <text:p>40</text:p>
          </table:table-cell>
          <table:table-cell office:value-type="string" calcext:value-type="string">
            <text:p>22n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table:formula="of:=[.D10]*5" office:value-type="float" office:value="85" calcext:value-type="float">
            <text:p>85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52.59" calcext:value-type="float">
            <text:p>52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table:formula="of:=[.D11]*5" office:value-type="float" office:value="10" calcext:value-type="float">
            <text:p>10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formula="of:=[.E11]" office:value-type="float" office:value="10" calcext:value-type="float">
            <text:p>10</text:p>
          </table:table-cell>
          <table:table-cell table:style-name="ce6" office:value-type="float" office:value="8" calcext:value-type="float">
            <text:p>8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12]*5" office:value-type="float" office:value="5" calcext:value-type="float">
            <text:p>5</text:p>
          </table:table-cell>
          <table:table-cell office:value-type="string" calcext:value-type="string">
            <text:p>12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table:formula="of:=[.D13]*5" office:value-type="float" office:value="5" calcext:value-type="float">
            <text:p>5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formula="of:=[.E13]" office:value-type="float" office:value="5" calcext:value-type="float">
            <text:p>5</text:p>
          </table:table-cell>
          <table:table-cell table:style-name="ce6" table:formula="of:=5*3.32" office:value-type="float" office:value="16.6" calcext:value-type="float">
            <text:p>16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table:formula="of:=[.D14]*5" office:value-type="float" office:value="90" calcext:value-type="float">
            <text:p>90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table:formula="of:=[.D15]*5" office:value-type="float" office:value="20" calcext:value-type="float">
            <text:p>20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262.24" calcext:value-type="float">
            <text:p>262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table:formula="of:=[.D16]*5" office:value-type="float" office:value="10" calcext:value-type="float">
            <text:p>10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0.7" calcext:value-type="float">
            <text:p>20.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4,R1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formula="of:=[.D17]*5" office:value-type="float" office:value="10" calcext:value-type="float">
            <text:p>10</text:p>
          </table:table-cell>
          <table:table-cell office:value-type="string" calcext:value-type="string">
            <text:p>549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9,R8,R10,R11,R2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table:formula="of:=[.D18]*5" office:value-type="float" office:value="25" calcext:value-type="float">
            <text:p>25</text:p>
          </table:table-cell>
          <table:table-cell office:value-type="string" calcext:value-type="string">
            <text:p>4k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table:formula="of:=[.D19]*5" office:value-type="float" office:value="5" calcext:value-type="float">
            <text:p>5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table:formula="of:=[.D20]*5" office:value-type="float" office:value="5" calcext:value-type="float">
            <text:p>5</text:p>
          </table:table-cell>
          <table:table-cell office:value-type="string" calcext:value-type="string">
            <text:p>3u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[.D21]*5" office:value-type="float" office:value="10" calcext:value-type="float">
            <text:p>10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4,J3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2" calcext:value-type="float">
            <text:p>2</text:p>
          </table:table-cell>
          <table:table-cell table:formula="of:=[.D22]*5" office:value-type="float" office:value="10" calcext:value-type="float">
            <text:p>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formula="of:=[.D23]*5" office:value-type="float" office:value="5" calcext:value-type="float">
            <text:p>5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8_P2.54mm_Horizontal</text:p>
          </table:table-cell>
          <table:table-cell office:value-type="float" office:value="1" calcext:value-type="float">
            <text:p>1</text:p>
          </table:table-cell>
          <table:table-cell table:formula="of:=[.D24]*5" office:value-type="float" office:value="5" calcext:value-type="float">
            <text:p>5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SAM1225-08-ND</text:p>
          </table:table-cell>
          <table:table-cell office:value-type="float" office:value="5" calcext:value-type="float">
            <text:p>5</text:p>
          </table:table-cell>
          <table:table-cell table:style-name="ce6" table:formula="of:=5*2.3" office:value-type="float" office:value="11.5" calcext:value-type="float">
            <text:p>11.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table:formula="of:=[.D25]*5" office:value-type="float" office:value="25" calcext:value-type="float">
            <text:p>2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table:formula="of:=[.D26]*5" office:value-type="float" office:value="10" calcext:value-type="float">
            <text:p>10</text:p>
          </table:table-cell>
          <table:table-cell office:value-type="string" calcext:value-type="string">
            <text:p>18p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formula="of:=[.D27]*5" office:value-type="float" office:value="5" calcext:value-type="float">
            <text:p>5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D28]*5" office:value-type="float" office:value="5" calcext:value-type="float">
            <text:p>5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.9" calcext:value-type="float">
            <text:p>2.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table:formula="of:=[.D29]*5" office:value-type="float" office:value="5" calcext:value-type="float">
            <text:p>5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office:value-type="float" office:value="5" calcext:value-type="float">
            <text:p>5</text:p>
          </table:table-cell>
          <table:table-cell table:style-name="ce6" table:formula="of:=5*2.39"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30]*5" office:value-type="float" office:value="5" calcext:value-type="float">
            <text:p>5</text:p>
          </table:table-cell>
          <table:table-cell office:value-type="string" calcext:value-type="string">
            <text:p>15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table:formula="of:=[.D31]*5" office:value-type="float" office:value="5" calcext:value-type="float">
            <text:p>5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office:value-type="float" office:value="5" calcext:value-type="float">
            <text:p>5</text:p>
          </table:table-cell>
          <table:table-cell table:style-name="ce6" table:formula="of:=5*1.56" office:value-type="float" office:value="7.8" calcext:value-type="float">
            <text:p>7.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table:formula="of:=[.D32]*5" office:value-type="float" office:value="15" calcext:value-type="float">
            <text:p>15</text:p>
          </table:table-cell>
          <table:table-cell office:value-type="string" calcext:value-type="string">
            <text:p>15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table:formula="of:=[.D33]*5" office:value-type="float" office:value="5" calcext:value-type="float">
            <text:p>5</text:p>
          </table:table-cell>
          <table:table-cell office:value-type="string" calcext:value-type="string">
            <text:p>PCA9306DQER</text:p>
          </table:table-cell>
          <table:table-cell office:value-type="string" calcext:value-type="string">
            <text:p>296-27957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table:formula="of:=[.D34]*5" office:value-type="float" office:value="5" calcext:value-type="float">
            <text:p>5</text:p>
          </table:table-cell>
          <table:table-cell table:number-columns-repeated="2" office:value-type="string" calcext:value-type="string">
            <text:p>LFE5U-85F-6BG381C</text:p>
          </table:table-cell>
          <table:table-cell office:value-type="float" office:value="5" calcext:value-type="float">
            <text:p>5</text:p>
          </table:table-cell>
          <table:table-cell table:style-name="ce6" table:formula="of:=5*44.32" office:value-type="float" office:value="221.6" calcext:value-type="float">
            <text:p>221.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3.9x4.9mm_P1.27mm</text:p>
          </table:table-cell>
          <table:table-cell office:value-type="float" office:value="1" calcext:value-type="float">
            <text:p>1</text:p>
          </table:table-cell>
          <table:table-cell table:formula="of:=[.D35]*5" office:value-type="float" office:value="5" calcext:value-type="float">
            <text:p>5</text:p>
          </table:table-cell>
          <table:table-cell office:value-type="string" calcext:value-type="string">
            <text:p>MX25R6435FM2IL0</text:p>
          </table:table-cell>
          <table:table-cell office:value-type="string" calcext:value-type="string">
            <text:p>1092-1200-ND</text:p>
          </table:table-cell>
          <table:table-cell office:value-type="float" office:value="5" calcext:value-type="float">
            <text:p>5</text:p>
          </table:table-cell>
          <table:table-cell table:style-name="ce6" table:formula="of:=5*1.56" office:value-type="float" office:value="7.8" calcext:value-type="float">
            <text:p>7.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,R112,R11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table:formula="of:=[.D36]*5" office:value-type="float" office:value="15" calcext:value-type="float">
            <text:p>15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table:formula="of:=[.D37]*5" office:value-type="float" office:value="5" calcext:value-type="float">
            <text:p>5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office:value-type="float" office:value="5" calcext:value-type="float">
            <text:p>5</text:p>
          </table:table-cell>
          <table:table-cell table:style-name="ce6" table:formula="of:=5*1.09"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38]*5" office:value-type="float" office:value="5" calcext:value-type="float">
            <text:p>5</text:p>
          </table:table-cell>
          <table:table-cell office:value-type="string" calcext:value-type="string">
            <text:p>68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table:formula="of:=[.D39]*5" office:value-type="float" office:value="5" calcext:value-type="float">
            <text:p>5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office:value-type="float" office:value="5" calcext:value-type="float">
            <text:p>5</text:p>
          </table:table-cell>
          <table:table-cell table:style-name="ce6" table:formula="of:=5*1.61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table:formula="of:=[.D40]*5" office:value-type="float" office:value="5" calcext:value-type="float">
            <text:p>5</text:p>
          </table:table-cell>
          <table:table-cell office:value-type="string" calcext:value-type="string">
            <text:p>BZT52C3V6LP-7</text:p>
          </table:table-cell>
          <table:table-cell office:value-type="string" calcext:value-type="string">
            <text:p>BZT52C3V6LPDICT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table:formula="of:=[.D41]*5" office:value-type="float" office:value="5" calcext:value-type="float">
            <text:p>5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office:value-type="float" office:value="5" calcext:value-type="float">
            <text:p>5</text:p>
          </table:table-cell>
          <table:table-cell table:style-name="ce6" table:formula="of:=5*5.9" office:value-type="float" office:value="29.5" calcext:value-type="float">
            <text:p>29.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42]*5" office:value-type="float" office:value="5" calcext:value-type="float">
            <text:p>5</text:p>
          </table:table-cell>
          <table:table-cell office:value-type="string" calcext:value-type="string">
            <text:p>2k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22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table:formula="of:=[.D43]*5" office:value-type="float" office:value="5" calcext:value-type="float">
            <text:p>5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table:formula="of:=[.D44]*5" office:value-type="float" office:value="5" calcext:value-type="float">
            <text:p>5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office:value-type="float" office:value="5" calcext:value-type="float">
            <text:p>5</text:p>
          </table:table-cell>
          <table:table-cell table:style-name="ce6" table:formula="of:=5*4.72" office:value-type="float" office:value="23.6" calcext:value-type="float">
            <text:p>23.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table:formula="of:=[.D45]*5" office:value-type="float" office:value="5" calcext:value-type="float">
            <text:p>5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office:value-type="float" office:value="5" calcext:value-type="float">
            <text:p>5</text:p>
          </table:table-cell>
          <table:table-cell table:style-name="ce6" table:formula="of:=5*2.47"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table:formula="of:=[.D46]*5" office:value-type="float" office:value="5" calcext:value-type="float">
            <text:p>5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office:value-type="float" office:value="5" calcext:value-type="float">
            <text:p>5</text:p>
          </table:table-cell>
          <table:table-cell table:style-name="ce6" table:formula="of:=5*6.73"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microsd</text:p>
          </table:table-cell>
          <table:table-cell office:value-type="float" office:value="1" calcext:value-type="float">
            <text:p>1</text:p>
          </table:table-cell>
          <table:table-cell table:formula="of:=[.D47]*5" office:value-type="float" office:value="5" calcext:value-type="float">
            <text:p>5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  <table:table-cell office:value-type="float" office:value="5" calcext:value-type="float">
            <text:p>5</text:p>
          </table:table-cell>
          <table:table-cell table:style-name="ce6" table:formula="of:=5*1.99"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formula="of:=[.D48]*5" office:value-type="float" office:value="10" calcext:value-type="float">
            <text:p>10</text:p>
          </table:table-cell>
          <table:table-cell office:value-type="string" calcext:value-type="string">
            <text:p>5k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table:formula="of:=[.D49]*5" office:value-type="float" office:value="5" calcext:value-type="float">
            <text:p>5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office:value-type="float" office:value="5" calcext:value-type="float">
            <text:p>5</text:p>
          </table:table-cell>
          <table:table-cell table:style-name="ce6" table:formula="of:=5*2.91" office:value-type="float" office:value="14.55" calcext:value-type="float">
            <text:p>14.55</text:p>
          </table:table-cell>
        </table:table-row>
        <table:table-row table:style-name="ro1">
          <table:table-cell table:number-columns-repeated="8"/>
          <table:table-cell table:style-name="ce6" table:formula="of:=SUM([.I2:.I49])" office:value-type="float" office:value="1317.48" calcext:value-type="float">
            <text:p>1,317.48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8T13:41:45.526247461</dc:date>
    <meta:editing-duration>PT18H35M35S</meta:editing-duration>
    <meta:editing-cycles>8</meta:editing-cycles>
    <meta:generator>LibreOffice/7.3.7.2$Linux_X86_64 LibreOffice_project/30$Build-2</meta:generator>
    <meta:document-statistic meta:table-count="1" meta:cell-count="385" meta:object-count="0"/>
  </office:meta>
</office:document-meta>
</file>